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799in" style:contextual-spacing="false" fo:line-height="100%"/>
      <style:text-properties fo:font-size="16pt" officeooo:rsid="00128ebb" officeooo:paragraph-rsid="00128ebb" style:font-size-asian="14pt" style:font-size-complex="16pt"/>
    </style:style>
    <style:style style:name="P2" style:family="paragraph" style:parent-style-name="Standard">
      <style:paragraph-properties fo:margin-top="0in" fo:margin-bottom="0.1799in" style:contextual-spacing="false" fo:line-height="100%"/>
      <style:text-properties fo:font-size="16pt" officeooo:rsid="00128ebb" officeooo:paragraph-rsid="0013efc1" style:font-size-asian="14pt" style:font-size-complex="16pt"/>
    </style:style>
    <style:style style:name="P3" style:family="paragraph" style:parent-style-name="Standard">
      <style:paragraph-properties fo:margin-top="0in" fo:margin-bottom="0.1799in" style:contextual-spacing="false" fo:line-height="100%"/>
      <style:text-properties fo:font-size="16pt" officeooo:rsid="0012e072" officeooo:paragraph-rsid="0012e072" style:font-size-asian="14pt" style:font-size-complex="16pt"/>
    </style:style>
    <style:style style:name="P4" style:family="paragraph" style:parent-style-name="Standard">
      <style:paragraph-properties fo:margin-top="0in" fo:margin-bottom="0.1799in" style:contextual-spacing="false" fo:line-height="100%"/>
      <style:text-properties fo:font-size="16pt" officeooo:rsid="0013efc1" officeooo:paragraph-rsid="0018fa03" style:font-size-asian="14pt" style:font-size-complex="16pt"/>
    </style:style>
    <style:style style:name="P5" style:family="paragraph" style:parent-style-name="Standard">
      <style:paragraph-properties fo:margin-top="0in" fo:margin-bottom="0.1799in" style:contextual-spacing="false" fo:line-height="100%"/>
      <style:text-properties fo:font-size="16pt" officeooo:rsid="0013efc1" officeooo:paragraph-rsid="0013efc1" style:font-size-asian="14pt" style:font-size-complex="16pt"/>
    </style:style>
    <style:style style:name="P6" style:family="paragraph" style:parent-style-name="Standard">
      <style:paragraph-properties fo:margin-top="0in" fo:margin-bottom="0.1799in" style:contextual-spacing="false" fo:line-height="100%"/>
      <style:text-properties style:text-line-through-style="solid" style:text-line-through-type="single" fo:font-size="16pt" officeooo:rsid="0013efc1" officeooo:paragraph-rsid="0013efc1" style:font-size-asian="14pt" style:font-size-complex="16pt"/>
    </style:style>
    <style:style style:name="P7" style:family="paragraph" style:parent-style-name="Standard">
      <style:paragraph-properties fo:margin-top="0in" fo:margin-bottom="0.1799in" style:contextual-spacing="false" fo:line-height="100%"/>
      <style:text-properties fo:font-size="16pt" officeooo:rsid="0014d90d" officeooo:paragraph-rsid="0014d90d" style:font-size-asian="14pt" style:font-size-complex="16pt"/>
    </style:style>
    <style:style style:name="P8" style:family="paragraph" style:parent-style-name="Standard">
      <style:paragraph-properties fo:margin-top="0in" fo:margin-bottom="0.1799in" style:contextual-spacing="false" fo:line-height="100%"/>
      <style:text-properties fo:font-size="16pt" officeooo:rsid="00169574" officeooo:paragraph-rsid="00169574" style:font-size-asian="14pt" style:font-size-complex="16pt"/>
    </style:style>
    <style:style style:name="T1" style:family="text">
      <style:text-properties officeooo:rsid="0012a97b"/>
    </style:style>
    <style:style style:name="T2" style:family="text">
      <style:text-properties officeooo:rsid="001f0e85"/>
    </style:style>
    <style:style style:name="T3" style:family="text">
      <style:text-properties officeooo:rsid="001fcd1c"/>
    </style:style>
    <style:style style:name="T4" style:family="text">
      <style:text-properties fo:font-style="italic" officeooo:rsid="001f0e85" style:font-style-asian="italic" style:font-style-complex="italic"/>
    </style:style>
    <style:style style:name="T5" style:family="text">
      <style:text-properties officeooo:rsid="0018fa03"/>
    </style:style>
    <style:style style:name="T6" style:family="text">
      <style:text-properties officeooo:rsid="0019c7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ng new node Guide:</text:p>
      <text:p text:style-name="P1"/>
      <text:p text:style-name="P1">Step 1. Create a new child class of DSNode <text:span text:style-name="T1">(make sure it starts with “DS” and ends with “Node”. </text:span><text:span text:style-name="T2">(</text:span><text:span text:style-name="T3">Editor/DialogSystem/</text:span><text:span text:style-name="T2">Elements folder)</text:span></text:p>
      <text:p text:style-name="P2">Step 2. Give the child class any updated variables and visual updates.</text:p>
      <text:p text:style-name="P2">Step 3. Add a Dialog Type in DSDialogType</text:p>
      <text:p text:style-name="P1">Step 4. Add a Manipulator to create the node in DSGraphView <text:span text:style-name="T4">(This is only for the right click menu, this can be skipped if you just want it in the search menu)</text:span></text:p>
      <text:p text:style-name="P3">Step 5. Create a new SaveData file that inherits from DSNodeSaveData.</text:p>
      <text:p text:style-name="P4">Step <text:span text:style-name="T5">6</text:span>. <text:s/>Add Scriptable object for the new node type.</text:p>
      <text:p text:style-name="P3">Step <text:span text:style-name="T5">7</text:span>. Add a new <text:span text:style-name="T2">switch</text:span> statement in the SaveNodeToGraph function in DSIOUtility.</text:p>
      <text:p text:style-name="P5">Step 8. Add a section in the switch statement inside SaveNodeToS<text:span text:style-name="T5">c</text:span>riptableObject function in DSIOUtility.</text:p>
      <text:p text:style-name="P6">Step 9. Add a new dictionary for the created item and give it an empty assignment on Initialize.</text:p>
      <text:p text:style-name="P7">Step 10. Add a section in the UpdateDialoguesChoicesConnections function</text:p>
      <text:p text:style-name="P8">Step 11. Add info into LoadNodes for the new node.</text:p>
      <text:p text:style-name="P7"/>
      <text:p text:style-name="P8">(Add to search bar)<text:line-break/><text:line-break/>Step 1. Duplicate search entry <text:span text:style-name="T6">in DSSearchWindow</text:span>.<text:line-break/>Step 2. Add section to OnSelect Entry for new node <text:span text:style-name="T6">(Adjust cast aswell)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3T10:19:51.695359300</meta:creation-date>
    <dc:date>2025-06-07T20:47:19.132979000</dc:date>
    <meta:editing-duration>P1DT5H43M37S</meta:editing-duration>
    <meta:editing-cycles>9</meta:editing-cycles>
    <meta:generator>LibreOffice/25.2.2.2$Windows_X86_64 LibreOffice_project/7370d4be9e3cf6031a51beef54ff3bda878e3fac</meta:generator>
    <meta:document-statistic meta:table-count="0" meta:image-count="0" meta:object-count="0" meta:page-count="1" meta:paragraph-count="13" meta:word-count="186" meta:character-count="1094" meta:non-whitespace-character-count="919"/>
  </office:meta>
</office:document-meta>
</file>